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mgrmPqRmdHfMbptFfDcbC</text:p>
          </table:table-cell>
          <table:table-cell table:style-name="ce1" office:value-type="string" calcext:value-type="string">
            <text:p>Hummingbird, Adventurer's Call</text:p>
          </table:table-cell>
          <table:table-cell table:style-name="ce1"/>
          <table:table-cell office:value-type="string" calcext:value-type="string">
            <text:p>cDpMQnr8LwPFGMdgffNb8</text:p>
          </table:table-cell>
          <table:table-cell table:style-name="ce1" office:value-type="string" calcext:value-type="string">
            <text:p>Quicken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rMg9kDMg9KwBPPtJLJph</text:p>
          </table:table-cell>
          <table:table-cell table:style-name="ce1" office:value-type="string" calcext:value-type="string">
            <text:p>Yorick, Weaver of Tales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table:style-name="ce1" office:value-type="string" calcext:value-type="string">
            <text:p>Aether Ashwing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jrcdWNnMQCtrjQqKjd9Fw</text:p>
          </table:table-cell>
          <table:table-cell table:style-name="ce1" office:value-type="string" calcext:value-type="string">
            <text:p>Embodiment of Earth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BwTWNc9FMGQfwHRTTdHj</text:p>
          </table:table-cell>
          <table:table-cell table:style-name="ce1" office:value-type="string" calcext:value-type="string">
            <text:p>Embodiment of Lightning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HpWqFJW8ftTDdzCLK9RkD</text:p>
          </table:table-cell>
          <table:table-cell table:style-name="ce1" office:value-type="string" calcext:value-type="string">
            <text:p>Ponde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table:style-name="ce1" office:value-type="string" calcext:value-type="string">
            <text:p>Quicken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table:style-name="ce1" office:value-type="string" calcext:value-type="string">
            <text:p>Runechant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table:style-name="ce1" office:value-type="string" calcext:value-type="string">
            <text:p>Seismic Sur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9F6H6kTdQdcHrDrRCDmLP</text:p>
          </table:table-cell>
          <table:table-cell table:style-name="ce1" office:value-type="string" calcext:value-type="string">
            <text:p>Soul Shackl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table:style-name="ce1" office:value-type="string" calcext:value-type="string">
            <text:p>Spectral Shield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table:style-name="ce1" office:value-type="string" calcext:value-type="string">
            <text:p>Zen Stat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table:style-name="ce1" office:value-type="string" calcext:value-type="string">
            <text:p>Coppe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table:style-name="ce1" office:value-type="string" calcext:value-type="string">
            <text:p>Silve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8qdmprPg7kckn8ktMTKQh</text:p>
          </table:table-cell>
          <table:table-cell table:style-name="ce1" office:value-type="string" calcext:value-type="string">
            <text:p>Gold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rWqFtWTCDnrgzPJthDHkR</text:p>
          </table:table-cell>
          <table:table-cell table:style-name="ce1" office:value-type="string" calcext:value-type="string">
            <text:p>Hala Goldenhelm</text:p>
          </table:table-cell>
          <table:table-cell table:style-name="ce1"/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LrjhhdFHqndpWG8d66GJz</text:p>
          </table:table-cell>
          <table:table-cell table:style-name="ce1" office:value-type="string" calcext:value-type="string">
            <text:p>Chief Ruk'utan</text:p>
          </table:table-cell>
          <table:table-cell table:style-name="ce1"/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 table:number-rows-repeated="104796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/00/0000</text:date>, <text:time style:data-style-name="N2" text:time-value="18:19:48.299273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12T18:20:04.080986444</dc:date>
    <meta:editing-duration>PT12H18M19S</meta:editing-duration>
    <meta:editing-cycles>538</meta:editing-cycles>
    <meta:generator>LibreOffice/7.2.5.2$MacOSX_X86_64 LibreOffice_project/499f9727c189e6ef3471021d6132d4c694f357e5</meta:generator>
    <meta:document-statistic meta:table-count="1" meta:cell-count="3235" meta:object-count="0"/>
  </office:meta>
</office:document-meta>
</file>